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4CEDD07586.jpg" manifest:media-type="image/jpeg"/>
  <manifest:file-entry manifest:full-path="Pictures/1000020100000064000000640311B143.png" manifest:media-type="image/png"/>
  <manifest:file-entry manifest:full-path="Pictures/1000000000000132000001490D54A80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adornments="Regular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ucida Sans Unicode1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_5f_4_5f_1">
      <style:graphic-properties draw:stroke="none" svg:stroke-color="#000000" draw:fill="none" draw:fill-color="#ffffff" draw:auto-grow-height="true" draw:auto-grow-width="false" fo:max-height="0cm" fo:min-height="1.694cm"/>
    </style:style>
    <style:style style:name="gr2" style:family="graphic" style:parent-style-name="Standard_5f_4_5f_1" style:list-style-name="L2">
      <style:graphic-properties draw:stroke="none" svg:stroke-color="#000000" draw:fill="none" draw:fill-color="#ffffff" draw:auto-grow-height="true" draw:auto-grow-width="false" fo:max-height="0cm" fo:min-height="1.522cm"/>
    </style:style>
    <style:style style:name="gr3" style:family="graphic" style:parent-style-name="Standard_5f_4_5f_1" style:list-style-name="L2">
      <style:graphic-properties draw:stroke="none" svg:stroke-color="#000000" draw:fill="none" draw:fill-color="#ffffff" draw:auto-grow-height="true" draw:auto-grow-width="false" fo:max-height="0cm" fo:min-height="1.522cm"/>
    </style:style>
    <style:style style:name="gr4" style:family="graphic" style:parent-style-name="Objet_20_sans_20_remplissage_20_et_20_sans_20_ligne">
      <style:graphic-properties draw:textarea-vertical-align="middle" draw:ole-draw-aspect="1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94cm" fo:min-width="7.5cm" fo:padding-top="0.13cm" fo:padding-bottom="0.13cm" fo:padding-left="0.25cm" fo:padding-right="0.25cm" fo:wrap-option="wrap" draw:shadow-color="#808080"/>
    </style:style>
    <style:style style:name="gr8" style:family="graphic">
      <style:graphic-properties style:protect="size"/>
    </style:style>
    <style:style style:name="pr1" style:family="presentation" style:parent-style-name="rexy-template-notes" style:list-style-name="L4">
      <style:graphic-properties draw:stroke="none" draw:fill="none" draw:fill-color="#ffffff" draw:textarea-horizontal-align="justify" draw:textarea-vertical-align="top" draw:auto-grow-height="true" draw:auto-grow-width="false" fo:min-height="19.589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P3" style:family="paragraph">
      <style:text-properties fo:color="#ffffff" style:font-name="Liberation Serif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style:writing-mode="lr-tb" style:font-independent-line-spacing="true"/>
      <style:text-properties fo:font-size="24pt"/>
    </style:style>
    <style:style style:name="P5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6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20pt"/>
    </style:style>
    <style:style style:name="T1" style:family="text"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style:font-name="Liberation Serif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24pt"/>
    </style:style>
    <style:style style:name="T4" style:family="text">
      <style:text-properties fo:font-size="20pt" fo:language="fr" fo:country="FR" style:font-name-asian="Lucida Sans Unicode1" style:font-name-complex="Lucida Sans Unicode1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rexy-template" presentation:presentation-page-layout-name="AL1T0" presentation:use-date-time-name="dtd1">
        <office:forms form:automatic-focus="false" form:apply-design-mode="false"/>
        <draw:frame draw:style-name="gr1" draw:text-style-name="P2" draw:layer="layout" svg:width="11.2cm" svg:height="1.944cm" svg:x="5.9cm" svg:y="0cm">
          <draw:text-box>
            <text:p text:style-name="P1"><text:span text:style-name="T1">IGI 1300</text:span></text:p>
          </draw:text-box>
        </draw:frame>
        <draw:frame draw:style-name="gr2" draw:text-style-name="P3" draw:layer="layout" svg:width="5.4cm" svg:height="1.772cm" svg:x="17cm" svg:y="0.1cm">
          <draw:text-box>
            <text:list text:style-name="L2">
              <text:list-item>
                <text:p><text:span text:style-name="T2"><text:s/></text:span><text:span text:style-name="T2">Organisation</text:span></text:p>
              </text:list-item>
              <text:list-item>
                <text:p><text:span text:style-name="T2"><text:s/></text:span><text:span text:style-name="T2">Protection des personnels</text:span></text:p>
              </text:list-item>
              <text:list-item>
                <text:p><text:span text:style-name="T2"><text:s/></text:span><text:span text:style-name="T2">Information et supports</text:span></text:p>
              </text:list-item>
            </text:list>
          </draw:text-box>
        </draw:frame>
        <draw:frame draw:style-name="gr3" draw:text-style-name="P3" draw:layer="layout" svg:width="5.4cm" svg:height="1.772cm" svg:x="22.4cm" svg:y="0.1cm">
          <draw:text-box>
            <text:list text:style-name="L2">
              <text:list-item>
                <text:p><text:span text:style-name="T2"><text:s/></text:span><text:span text:style-name="T2">Lieux</text:span></text:p>
              </text:list-item>
              <text:list-item>
                <text:p><text:span text:style-name="T2"><text:s/></text:span><text:span text:style-name="T2">Systèmes d’information</text:span></text:p>
              </text:list-item>
              <text:list-item>
                <text:p><text:span text:style-name="T2"><text:s/></text:span><text:span text:style-name="T2">Contrats</text:span></text:p>
              </text:list-item>
            </text:list>
          </draw:text-box>
        </draw:frame>
        <draw:frame draw:style-name="gr4" draw:text-style-name="P1" draw:layer="layout" svg:width="15.997cm" svg:height="12.284cm" svg:x="12.008cm" svg:y="2.11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10.176cm" svg:height="16.16cm" svg:x="1.71cm" svg:y="2.15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8.6cm" svg:height="2.384cm" svg:x="18.6cm" svg:y="16.4cm">
          <draw:text-box>
            <text:list text:style-name="L3">
              <text:list-item>
                <text:p>20 % de renouvellement annuel des habilitations</text:p>
              </text:list-item>
            </text:list>
          </draw:text-box>
        </draw:frame>
        <draw:frame draw:style-name="gr6" draw:layer="layout" svg:width="7cm" svg:height="1.673cm" svg:x="11.4cm" svg:y="16.5cm">
          <draw:text-box>
            <text:list text:style-name="L3">
              <text:list-item>
                <text:p>0,6 % des Français habilités</text:p>
              </text:list-item>
            </text:list>
          </draw:text-box>
        </draw:frame>
        <presentation:notes draw:style-name="dp2">
          <draw:custom-shape draw:name="Rectangle 7" draw:style-name="gr7" draw:text-style-name="P4" draw:layer="layout" svg:width="8cm" svg:height="1.354cm" svg:x="10.486cm" svg:y="26.044cm">
            <text:list text:style-name="L3">
              <text:list-header>
                <text:p><text:span text:style-name="T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7.634cm" svg:height="19.849cm" svg:x="0.425cm" svg:y="6.001cm" presentation:class="notes">
            <draw:text-box>
              <text:list text:style-name="L4">
                <text:list-header>
                  <text:p text:style-name="P5"><text:span text:style-name="T4">Actuellement 89 articles regroupés en 4 titres</text:span></text:p>
                </text:list-header>
              </text:list>
            </draw:text-box>
          </draw:frame>
          <draw:page-thumbnail draw:style-name="gr8" draw:layer="layout" svg:width="7.488cm" svg:height="5.078cm" svg:x="0.44cm" svg:y="0.461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adornments="Regular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ucida Sans Unicode1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ashed_20__28_var_29__20_6" draw:display-name="Dashed (var) 6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4_5f_1" style:display-name="Standard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_5f_1" style:display-name="Standard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4pt" style:font-style-asian="normal" style:font-weight-asian="normal" style:font-name-complex="Lucida Sans Unicode1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rexy-template-background" style:family="presentation">
      <style:graphic-properties draw:stroke="none" draw:fill="none" draw:fill-color="#cccc99" draw:fill-image-width="1cm" draw:fill-image-height="1cm"/>
    </style:style>
    <style:style style:name="rexy-template-backgroundobjects" style:family="presentation">
      <style:graphic-properties draw:shadow="hidden" draw:shadow-offset-x="0.3cm" draw:shadow-offset-y="0.3cm" draw:shadow-color="#808080"/>
    </style:style>
    <style:style style:name="rexy-template-notes" style:family="presentation">
      <style:graphic-properties draw:stroke="none" draw:fill="non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1.7000007629395pt" fo:language="fr" fo:country="FR" fo:font-style="normal" fo:text-shadow="none" style:text-underline-style="none" fo:font-weight="normal" style:font-size-asian="41.7000007629395pt" style:font-size-complex="41.7000007629395pt"/>
    </style:style>
    <style:style style:name="rexy-template-outline1" style:family="presentation">
      <style:graphic-properties draw:stroke="none" draw:fill="none" draw:fill-color="#ffffcc" draw:fill-image-width="1cm" draw:fill-image-height="1cm">
        <text:list-style style:name="rexy-template-outline1">
          <text:list-level-style-bullet text:level="1" text:bullet-char="■">
            <style:list-level-properties text:space-before="0.3cm" text:min-label-width="0.9cm"/>
            <style:text-properties fo:font-family="StarSymbol" style:font-style-name="Regular" style:font-pitch="variable" fo:color="#000000" fo:font-size="7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000000" fo:font-size="45%"/>
          </text:list-level-style-bullet>
          <text:list-level-style-bullet text:level="3" text:bullet-char="➔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-">
            <style:list-level-properties text:space-before="4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5" text:bullet-char=".">
            <style:list-level-properties text:space-before="5.4cm" text:min-label-width="0.6cm"/>
            <style:text-properties fo:font-family="StarSymbol" style:font-style-name="Regular" style:font-pitch="variable" fo:color="#000000" fo:font-size="100%"/>
          </text:list-level-style-bullet>
          <text:list-level-style-bullet text:level="6" text:bullet-char=".">
            <style:list-level-properties text:space-before="6.6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7" text:bullet-char=".">
            <style:list-level-properties text:space-before="7.8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8" text:bullet-char=".">
            <style:list-level-properties text:space-before="9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9" text:bullet-char=".">
            <style:list-level-properties text:space-before="10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4pt" fo:language="fr" fo:country="FR" fo:font-style="normal" fo:text-shadow="none" style:text-underline-style="none" fo:font-weight="normal" style:font-size-asian="24pt" style:font-size-complex="24pt"/>
    </style:style>
    <style:style style:name="rexy-template-outline2" style:family="presentation" style:parent-style-name="rexy-template-outline1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style:font-name="Liberation Serif" fo:font-family="'Liberation Serif'" style:font-family-generic="roman" style:font-pitch="variable" fo:font-size="28pt"/>
    </style:style>
    <style:style style:name="rexy-template-outline3" style:family="presentation" style:parent-style-name="rexy-template-outline2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style:font-name="Liberation Serif" fo:font-family="'Liberation Serif'" style:font-family-generic="roman" style:font-pitch="variable" fo:font-size="24pt"/>
    </style:style>
    <style:style style:name="rexy-template-outline4" style:family="presentation" style:parent-style-name="rexy-template-outline3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style:font-name="Liberation Serif" fo:font-family="'Liberation Serif'" style:font-family-generic="roman" style:font-pitch="variable" fo:font-size="20pt"/>
    </style:style>
    <style:style style:name="rexy-template-outline5" style:family="presentation" style:parent-style-name="rexy-template-outline4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style:font-name="Liberation Serif" fo:font-family="'Liberation Serif'" style:font-family-generic="roman" style:font-pitch="variable" fo:font-size="20pt"/>
    </style:style>
    <style:style style:name="rexy-template-outline6" style:family="presentation" style:parent-style-name="rexy-template-outline5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style:font-name="Liberation Serif" fo:font-family="'Liberation Serif'" style:font-family-generic="roman" style:font-pitch="variable" fo:font-size="20pt"/>
    </style:style>
    <style:style style:name="rexy-template-outline7" style:family="presentation" style:parent-style-name="rexy-template-outline6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style:font-name="Liberation Serif" fo:font-family="'Liberation Serif'" style:font-family-generic="roman" style:font-pitch="variable" fo:font-size="20pt"/>
    </style:style>
    <style:style style:name="rexy-template-outline8" style:family="presentation" style:parent-style-name="rexy-template-outline7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style:font-name="Liberation Serif" fo:font-family="'Liberation Serif'" style:font-family-generic="roman" style:font-pitch="variable" fo:font-size="20pt"/>
    </style:style>
    <style:style style:name="rexy-template-outline9" style:family="presentation" style:parent-style-name="rexy-template-outline8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style:font-name="Liberation Serif" fo:font-family="'Liberation Serif'" style:font-family-generic="roman" style:font-pitch="variable" fo:font-size="20pt"/>
    </style:style>
    <style:style style:name="rexy-template-subtitle" style:family="presentation">
      <style:graphic-properties draw:stroke="none" draw:fill="none" draw:textarea-vertical-align="middle">
        <text:list-style style:name="rexy-templat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Arial2" fo:font-family="Arial" style:font-style-name="Regular" style:font-family-generic="swiss" style:font-pitch="variable" fo:font-size="24pt" fo:font-style="normal" fo:text-shadow="none" style:text-underline-style="none" fo:font-weight="normal"/>
    </style:style>
    <style:style style:name="rexy-template-title" style:family="presentation">
      <style:graphic-properties draw:stroke="none" draw:fill="none" draw:fill-color="#ffcccc" draw:fill-image-width="1cm" draw:fill-image-height="1cm" draw:textarea-vertical-align="middle">
        <text:list-style style:name="rexy-templat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">
            <style:list-level-properties text:space-before="9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14pt" fo:language="fr" fo:country="FR" fo:font-style="normal" fo:text-shadow="none" style:text-underline-style="none" fo:font-weight="bold" style:font-size-asian="14pt" style:font-weight-asian="bold" style:font-size-complex="14pt" style:font-weight-complex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cccc99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center" draw:textarea-vertical-align="middle" draw:auto-grow-width="true" fo:min-height="0.771cm" fo:min-width="2.652cm"/>
    </style:style>
    <style:style style:name="M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86cm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center" draw:textarea-vertical-align="middle" draw:auto-grow-width="true" fo:min-height="0.687cm" fo:min-width="3.114cm"/>
    </style:style>
    <style:style style:name="Mpr1" style:family="presentation" style:parent-style-name="rexy-template-backgroundobjects">
      <style:graphic-properties draw:stroke="none" draw:fill-color="#000000" draw:fill-image-width="1cm" draw:fill-image-height="1cm" draw:textarea-horizontal-align="center" draw:textarea-vertical-align="middle"/>
    </style:style>
    <style:style style:name="Mpr2" style:family="presentation" style:parent-style-name="rexy-template-backgroundobjects">
      <style:graphic-properties draw:stroke="none" draw:fill="solid" draw:fill-color="#000000" draw:fill-image-width="1cm" draw:fill-image-height="1cm" draw:textarea-horizontal-align="center" draw:textarea-vertical-align="middle"/>
    </style:style>
    <style:style style:name="Mpr3" style:family="presentation" style:parent-style-name="rexy-template-outline1">
      <style:graphic-properties draw:stroke="none" draw:fill="none" draw:fill-color="#ffffcc" draw:fill-image-width="1cm" draw:fill-image-height="1cm" draw:auto-grow-height="false" fo:min-height="13.23cm"/>
    </style:style>
    <style:style style:name="Mpr4" style:family="presentation" style:parent-style-name="rexy-template-backgroundobjects">
      <style:graphic-properties draw:stroke="none" draw:stroke-dash="Dashed_20__28_var_29__20_6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cc" draw:secondary-fill-color="#729fcf" draw:fill-gradient-name="Gradient_20_2" draw:gradient-step-count="0" draw:fill-hatch-name="Hatch_20_1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Mpr5" style:family="presentation" style:parent-style-name="rexy-template-backgroundobjects">
      <style:graphic-properties draw:stroke="none" draw:stroke-dash="Dashed_20__28_var_29__20_6" svg:stroke-width="0cm" svg:stroke-color="#000000" draw:marker-start-width="0.2cm" draw:marker-start-center="false" draw:marker-end-width="0.2cm" draw:marker-end-center="false" svg:stroke-opacity="100%" draw:stroke-linejoin="round" draw:fill="solid" draw:fill-color="#ffffcc" draw:fill-gradient-name="Gradient_20_2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fla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Mpr6" style:family="presentation" style:parent-style-name="rexy-template-backgroundobjects">
      <style:graphic-properties draw:stroke="none" draw:fill="none" draw:fill-color="#ffffff" draw:auto-grow-height="false" fo:min-height="1.449cm"/>
    </style:style>
    <style:style style:name="Mpr7" style:family="presentation" style:parent-style-name="rexy-template-backgroundobjects">
      <style:graphic-properties draw:stroke="none" draw:stroke-dash="Dashed_20__28_var_29__20_4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cc" draw:secondary-fill-color="#729fcf" draw:fill-gradient-name="Gradient_20_2" draw:gradient-step-count="0" draw:fill-hatch-name="Hatch_20_1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Mpr8" style:family="presentation" style:parent-style-name="rexy-template-backgroundobjects">
      <style:graphic-properties draw:stroke="none" draw:stroke-dash="Dashed_20__28_var_29__20_4" svg:stroke-width="0cm" svg:stroke-color="#000000" draw:marker-start-width="0.2cm" draw:marker-start-center="false" draw:marker-end-width="0.2cm" draw:marker-end-center="false" svg:stroke-opacity="100%" draw:stroke-linejoin="round" draw:fill="solid" draw:fill-color="#ffffcc" draw:fill-gradient-name="Gradient_20_2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fla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1.2cm" fo:margin-right="0cm" fo:text-indent="0cm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text-indent="0cm"/>
      <style:text-properties fo:color="#000000" style:font-name="Times New Roman" fo:font-size="16pt"/>
    </style:style>
    <style:style style:name="MP16" style:family="paragraph">
      <style:paragraph-properties fo:text-align="start"/>
    </style:style>
    <style:style style:name="MP17" style:family="paragraph">
      <style:paragraph-properties fo:text-align="start"/>
      <style:text-properties style:use-window-font-color="true" fo:font-size="12pt" style:font-size-asian="12pt" style:font-size-complex="12pt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P19" style:family="paragraph">
      <style:paragraph-properties fo:margin-left="0cm" fo:margin-right="0cm" fo:text-indent="0cm"/>
      <style:text-properties fo:color="#000000" style:font-name="Times New Roman" fo:font-size="14.800000190734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Liberation Serif" fo:font-size="16pt"/>
    </style:style>
    <style:style style:name="MT3" style:family="text">
      <style:text-properties style:use-window-font-color="true" fo:font-size="12pt" style:font-size-asian="12pt" style:font-size-complex="12pt"/>
    </style:style>
    <style:style style:name="MT4" style:family="text">
      <style:text-properties fo:color="#000000" style:font-name="Arial Narrow" fo:font-size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■">
        <style:list-level-properties text:space-before="0.3cm" text:min-label-width="0.9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rexy-template" style:page-layout-name="PM1" draw:style-name="Mdp1">
      <draw:polygon presentation:style-name="Mpr1" draw:text-style-name="MP3" draw:layer="backgroundobjects" svg:width="2.499cm" svg:height="2.499cm" svg:x="25.497cm" svg:y="18.497cm" svg:viewBox="0 0 2500 2500" draw:points="0,2499 2499,0 2500,2500">
        <text:p/>
      </draw:polygon>
      <draw:rect presentation:style-name="Mpr2" draw:text-style-name="MP3" draw:layer="backgroundobjects" svg:width="27.999cm" svg:height="1.977cm" svg:x="0cm" svg:y="0cm">
        <text:p/>
      </draw:rect>
      <draw:frame presentation:style-name="rexy-template-title" draw:layer="backgroundobjects" svg:width="16cm" svg:height="2.001cm" svg:x="3.6cm" svg:y="0cm" presentation:class="title" presentation:placeholder="true">
        <draw:text-box draw:corner-radius="0.001cm"/>
      </draw:frame>
      <draw:frame presentation:style-name="Mpr3" draw:text-style-name="MP13" draw:layer="backgroundobjects" svg:width="26.526cm" svg:height="17.556cm" svg:x="0.745cm" svg:y="2.999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7">Fourth Outline Level</text:p>
                          <text:list>
                            <text:list-item>
                              <text:p text:style-name="MP8">Fifth Outline Level</text:p>
                              <text:list>
                                <text:list-item>
                                  <text:p text:style-name="MP9">Sixth Outline Level</text:p>
                                  <text:list>
                                    <text:list-item>
                                      <text:p text:style-name="MP10">Seventh Outline Level</text:p>
                                      <text:list>
                                        <text:list-item>
                                          <text:p text:style-name="MP11">Eighth Outline Level</text:p>
                                          <text:list>
                                            <text:list-item>
                                              <text:p text:style-name="M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3d:scene presentation:style-name="Mpr4" svg:width="1.336cm" svg:height="1.262cm" svg:x="26.335cm" svg:y="19.401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473745192210166 0.212423094457674 0.854658950575479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5" draw:layer="layout"/>
      </dr3d:scene>
      <draw:frame draw:style-name="Mgr3" draw:text-style-name="MP15" draw:layer="backgroundobjects" svg:width="3.152cm" svg:height="1.021cm" draw:transform="rotate (0.175056523975031) translate (25.258cm 19.834cm)">
        <draw:text-box>
          <text:p text:style-name="MP14"><text:span text:style-name="MT2"><text:page-number>&lt;numéro&gt;</text:page-number></text:span></text:p>
        </draw:text-box>
      </draw:frame>
      <draw:frame draw:style-name="Mgr4" draw:text-style-name="MP3" draw:layer="backgroundobjects" svg:width="8.074cm" svg:height="8.689cm" svg:x="0.099cm" svg:y="12.199cm">
        <draw:image xlink:href="Pictures/1000000000000132000001490D54A809.png" xlink:type="simple" xlink:show="embed" xlink:actuate="onLoad">
          <text:p/>
        </draw:image>
      </draw:frame>
      <draw:frame draw:style-name="Mgr5" draw:text-style-name="MP17" draw:layer="backgroundobjects" svg:width="6cm" svg:height="0.836cm" svg:x="0cm" svg:y="20.298cm">
        <draw:text-box>
          <text:p text:style-name="MP16"><text:span text:style-name="MT3">IGI 1300 – By Rexy </text:span></text:p>
        </draw:text-box>
      </draw:frame>
      <draw:frame draw:style-name="Mgr6" draw:text-style-name="MP3" draw:layer="backgroundobjects" svg:width="1cm" svg:height="1cm" svg:x="4.699cm" svg:y="19.999cm">
        <draw:image xlink:href="Pictures/1000020100000064000000640311B143.png" xlink:type="simple" xlink:show="embed" xlink:actuate="onLoad">
          <text:p/>
        </draw:image>
      </draw:frame>
      <draw:frame draw:style-name="Mgr7" draw:text-style-name="MP3" draw:layer="backgroundobjects" svg:width="4cm" svg:height="2cm" svg:x="0cm" svg:y="0cm">
        <draw:image xlink:href="Pictures/10000000000002800000014CEDD07586.jpg" xlink:type="simple" xlink:show="embed" xlink:actuate="onLoad">
          <text:p/>
        </draw:image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8" draw:layer="backgroundobjects" svg:width="8.875cm" svg:height="1.448cm" svg:x="9.576cm" svg:y="19.131cm" presentation:class="footer">
        <draw:text-box>
          <text:p text:style-name="MP18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rexy-template-title" draw:layer="backgroundobjects" svg:width="7.488cm" svg:height="5.078cm" svg:x="0.44cm" svg:y="0.461cm" presentation:class="page"/>
        <draw:frame presentation:style-name="rexy-template-notes" draw:layer="backgroundobjects" svg:width="17.634cm" svg:height="19.849cm" svg:x="0.425cm" svg:y="6.001cm" presentation:class="notes" presentation:placeholder="true">
          <draw:text-box/>
        </draw:frame>
        <draw:polygon presentation:style-name="Mpr1" draw:text-style-name="MP3" draw:layer="backgroundobjects" svg:width="1.32cm" svg:height="1.568cm" svg:x="17.176cm" svg:y="25.848cm" svg:viewBox="0 0 1321 1569" draw:points="0,1569 1321,0 1321,1569">
          <text:p/>
        </draw:polygon>
        <dr3d:scene presentation:style-name="Mpr7" svg:width="1.177cm" svg:height="1.165cm" svg:x="16.738cm" svg:y="25.85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  <dr3d:light dr3d:diffuse-color="#cccccc" dr3d:direction="(-0.473745192210166 0.212423094457674 0.8546589505754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presentation:style-name="Mpr8" draw:layer="layout"/>
        </dr3d:scene>
        <draw:frame draw:style-name="Mgr8" draw:text-style-name="MP19" draw:layer="backgroundobjects" svg:width="3.614cm" svg:height="0.937cm" draw:transform="rotate (0.182561439758607) translate (15.262cm 26.408cm)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00:09:23.340922819</meta:creation-date>
    <dc:date>2015-12-15T19:24:06.431751050</dc:date>
    <meta:editing-duration>PT32M21S</meta:editing-duration>
    <meta:editing-cycles>7</meta:editing-cycles>
    <meta:generator>LibreOffice/4.3.3.2$Linux_X86_64 LibreOffice_project/430m0$Build-2</meta:generator>
    <dc:creator>BlackyFox </dc:creator>
    <meta:document-statistic meta:object-count="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chart:scale-text="true" style:rotation-angle="0"/>
      <style:text-properties fo:font-size="12.9956665039063pt" style:font-size-asian="12.9956665039063pt" style:font-size-complex="12.9956665039063pt"/>
    </style:style>
    <style:style style:name="ch3" style:family="chart">
      <style:chart-properties chart:scale-text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" chart:data-label-text="false" chart:data-label-symbol="false"/>
    </style:style>
    <style:style style:name="ch5" style:family="chart" style:data-style-name="N10036">
      <style:chart-properties chart:scale-text="true" chart:display-label="true" chart:logarithmic="false" chart:reverse-direction="true" text:line-break="false" chart:link-data-style-to-source="true" chart:axis-position="0"/>
      <style:graphic-properties svg:stroke-color="#b3b3b3"/>
      <style:text-properties fo:font-size="9.99666690826416pt" style:font-size-asian="9.99666690826416pt" style:font-size-complex="9.99666690826416pt"/>
    </style:style>
    <style:style style:name="ch6" style:family="chart" style:data-style-name="N0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9.99666690826416pt" style:font-size-asian="9.99666690826416pt" style:font-size-complex="9.99666690826416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cale-text="true" chart:link-data-style-to-source="true" chart:data-label-number="value" chart:data-label-text="false" chart:data-label-symbol="false" chart:label-position="avoid-overlap"/>
      <style:graphic-properties draw:stroke="none" draw:fill-color="#004586" dr3d:edge-rounding="5%"/>
      <style:text-properties fo:color="#ffffff" fo:font-size="10.1000003814697pt" fo:font-weight="bold" style:font-size-asian="8.39999961853027pt" style:font-size-complex="8.39999961853027pt"/>
    </style:style>
    <style:style style:name="ch9" style:family="chart">
      <style:chart-properties chart:solid-type="cuboid"/>
      <style:graphic-properties draw:fill-color="#004586"/>
      <style:text-properties fo:font-size="9.24695491790772pt" style:font-size-asian="8.40632247924805pt" style:font-size-complex="8.40632247924805pt"/>
    </style:style>
    <style:style style:name="ch10" style:family="chart">
      <style:chart-properties chart:solid-type="cuboid"/>
      <style:graphic-properties draw:fill-color="#ff420e"/>
      <style:text-properties fo:font-size="10.0875873565674pt" style:font-size-asian="8.40632247924805pt" style:font-size-complex="8.40632247924805pt"/>
    </style:style>
    <style:style style:name="ch11" style:family="chart">
      <style:chart-properties chart:solid-type="cuboid"/>
      <style:graphic-properties draw:fill-color="#ffd320"/>
      <style:text-properties fo:font-size="10.0875873565674pt" style:font-size-asian="8.40632247924805pt" style:font-size-complex="8.40632247924805pt"/>
    </style:style>
    <style:style style:name="ch12" style:family="chart">
      <style:chart-properties chart:solid-type="cuboid"/>
      <style:graphic-properties draw:fill-color="#579d1c"/>
      <style:text-properties fo:font-size="10.0875873565674pt" style:font-size-asian="8.40632247924805pt" style:font-size-complex="8.40632247924805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2.285cm" xlink:href="." xlink:type="simple" chart:class="chart:circle" chart:style-name="ch1">
        <chart:title svg:x="3.312cm" svg:y="0.381cm" chart:style-name="ch2">
          <text:p>Nombre de documents classifiés par Ministère</text:p>
        </chart:title>
        <chart:legend svg:x="4.454cm" svg:y="9.288cm" style:legend-expansion="custom" chartooo:width="7.008cm" chartooo:height="1.971cm" style:legend-expansion-aspect-ratio="3.55555555555556" chart:style-name="ch3"/>
        <chart:plot-area chart:style-name="ch4" chart:data-source-has-labels="both" svg:x="4.616cm" svg:y="1.649cm" svg:width="6.807cm" svg:height="6.808cm">
          <chartooo:coordinate-region svg:x="3.971cm" svg:y="1.65cm" svg:width="8.097cm" svg:height="6.807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stères</text:p>
              </table:table-cell>
            </table:table-row>
          </table:table-header-rows>
          <table:table-rows>
            <table:table-row>
              <table:table-cell office:value-type="string">
                <text:p>Ministère de l'Energie (144167)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Ministère de la Défense (126867)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Ministère de l'Intérieur (11533)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Autres Ministères (5767)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fr" number:country="FR">
      <number:number number:decimal-places="0" number:min-integer-digits="1"/>
      <number:text>%</number:text>
    </number:percentage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 draw:opacity="0%" draw:opacity-name="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cccccc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color="#ffffff" fo:font-size="12pt" fo:font-weight="bold" style:font-size-asian="10pt" style:font-size-complex="10pt"/>
    </style:style>
    <style:style style:name="ch9" style:family="chart" style:data-style-name="N1001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color="#ffffff" fo:font-size="12pt" fo:font-weight="bold" style:font-size-asian="10pt" style:font-size-complex="10pt"/>
    </style:style>
    <style:style style:name="ch10" style:family="chart" style:data-style-name="N1001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color="#ffffff" fo:font-size="12pt" fo:font-weight="bold" style:font-size-asian="10pt" style:font-size-complex="10pt"/>
    </style:style>
    <style:style style:name="ch11" style:family="chart" style:data-style-name="N10010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color="#ffffff" fo:font-size="12pt" fo:font-weight="bold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177cm" svg:height="16.161cm" xlink:href="." xlink:type="simple" chart:class="chart:bar" chart:style-name="ch1">
        <chart:title svg:x="0.388cm" svg:y="0.459cm" chart:style-name="ch2">
          <text:p>Personnes habilités en fonction des Ministères</text:p>
        </chart:title>
        <chart:legend svg:x="2.139cm" svg:y="13.228cm" style:legend-expansion="custom" chartooo:width="5.851cm" chartooo:height="2.712cm" style:legend-expansion-aspect-ratio="2.15744837758112" chart:style-name="ch3"/>
        <chart:plot-area chart:style-name="ch4" chart:data-source-has-labels="both" svg:x="1.328cm" svg:y="1.357cm" svg:width="6.238cm" svg:height="11.022cm">
          <chartooo:coordinate-region svg:x="2.452cm" svg:y="1.556cm" svg:width="5.114cm" svg:height="10.176cm"/>
          <chart:axis chart:dimension="x" chart:name="primary-x" chart:style-name="ch5" chartooo:axis-type="auto">
            <chartooo:date-scale/>
            <chart:categories table:cell-range-address="local-table.$A$2:.$A$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" chart:label-cell-address="local-table.$B$1" chart:class="chart:bar">
            <chart:data-point/>
          </chart:series>
          <chart:series chart:style-name="ch9" chart:values-cell-range-address="local-table.$C$2:.$C$2" chart:label-cell-address="local-table.$C$1" chart:class="chart:bar">
            <chart:data-point/>
          </chart:series>
          <chart:series chart:style-name="ch10" chart:values-cell-range-address="local-table.$D$2:.$D$2" chart:label-cell-address="local-table.$D$1" chart:class="chart:bar">
            <chart:data-point/>
          </chart:series>
          <chart:series chart:style-name="ch11" chart:values-cell-range-address="local-table.$E$2:.$E$2" chart:label-cell-address="local-table.$E$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stère de la Défense (301662)</text:p>
              </table:table-cell>
              <table:table-cell office:value-type="string">
                <text:p>Ministère de l'Energie (301661)</text:p>
              </table:table-cell>
              <table:table-cell office:value-type="string">
                <text:p>Ministère de l'Intérieur (47935)</text:p>
              </table:table-cell>
              <table:table-cell office:value-type="string">
                <text:p>Autres Ministères (21901)</text:p>
              </table:table-cell>
            </table:table-row>
          </table:table-header-rows>
          <table:table-rows>
            <table:table-row>
              <table:table-cell office:value-type="string">
                <text:p>Personnes habilités</text:p>
              </table:table-cell>
              <table:table-cell office:value-type="float" office:value="0.703">
                <text:p>0.703</text:p>
              </table:table-cell>
              <table:table-cell office:value-type="float" office:value="0.128">
                <text:p>0.128</text:p>
              </table:table-cell>
              <table:table-cell office:value-type="float" office:value="0.116">
                <text:p>0.116</text:p>
              </table:table-cell>
              <table:table-cell office:value-type="float" office:value="0.053">
                <text:p>0.0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